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fr" fo:country="FR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Rapport</text:p>
      <text:p text:style-name="P4">TANG Yuke</text:p>
      <text:p text:style-name="P1"/>
      <text:p text:style-name="P1"/>
      <text:p text:style-name="P1">Initiation</text:p>
      <text:p text:style-name="P2">Je utilise un verrou de écriture sur tout le fichier pour le initiation de bateau. Parce que le programme met le bateau aléatoirement dans le mer.</text:p>
      <text:p text:style-name="P1"/>
      <text:p text:style-name="P1">La corps</text:p>
      <text:p text:style-name="P2">Je utilise un verrou de lecture sur la corps de bateau. Quand il y a suffisamment de énergie. Il active ce verrou. Il se désactive chaque fois avant de se déplacer.</text:p>
      <text:p text:style-name="P2"/>
      <text:p text:style-name="P2">Les voisins</text:p>
      <text:p text:style-name="P2">Je utilise les verrous de écriture sur les voisin de bateau pour faire le déplacement. Apres le déplacement les verrous sont enlevé.</text:p>
      <text:p text:style-name="P2"/>
      <text:p text:style-name="P2">Cible</text:p>
      <text:p text:style-name="P2">Je utilise un verrou de écriture sur la case de cible. Quand on réussi de mettre ce verrou. C'est à dire que le cible a plus de énergie. Donc on tire.Si non, on passe cette partie. <text:s text:c="2"/></text:p>
      <text:p text:style-name="P2"/>
      <text:p text:style-name="P2">Vision</text:p>
      <text:p text:style-name="P2">Je utilise le command GETLK pour vérifier. Si il revoie F_WRLCK, c'est à dire que il y a un processus qui est en train de modifier le fichier. Le programme s'attente que ce verrou a été enlev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uke TANG</meta:initial-creator>
    <meta:creation-date>2017-10-24T22:14:57</meta:creation-date>
    <dc:date>2017-10-24T22:30:50</dc:date>
    <dc:creator>Yuke TANG</dc:creator>
    <meta:editing-duration>PT15M54S</meta:editing-duration>
    <meta:editing-cycles>2</meta:editing-cycles>
    <meta:generator>OpenOffice/4.1.3$Unix OpenOffice.org_project/413m1$Build-9783</meta:generator>
    <meta:document-statistic meta:table-count="0" meta:image-count="0" meta:object-count="0" meta:page-count="1" meta:paragraph-count="12" meta:word-count="162" meta:character-count="875"/>
  </office:meta>
</office:document-meta>
</file>